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9.585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" style:family="table-cell" style:parent-style-name="Normal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urunad</text:p>
          </table:table-cell>
          <table:table-cell table:style-name="Default" office:value-type="string" calcext:value-type="string">
            <text:p>urunkod</text:p>
          </table:table-cell>
          <table:table-cell office:value-type="string" calcext:value-type="string">
            <text:p>urunolcut</text:p>
          </table:table-cell>
          <table:table-cell office:value-type="string" calcext:value-type="string">
            <text:p>urunalis</text:p>
          </table:table-cell>
        </table:table-row>
        <table:table-row table:style-name="ro1">
          <table:table-cell office:value-type="float" office:value="1010017295" calcext:value-type="float">
            <text:p>1010017295</text:p>
          </table:table-cell>
          <table:table-cell office:value-type="string" calcext:value-type="string">
            <text:p>ADH TAPE S-4610 MF 1500mmx500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19678" calcext:value-type="float">
            <text:p>4100019678</text:p>
          </table:table-cell>
          <table:table-cell office:value-type="string" calcext:value-type="string">
            <text:p>FT5420 AFT 300MM X 33M 1 E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41506" calcext:value-type="float">
            <text:p>4100041506</text:p>
          </table:table-cell>
          <table:table-cell office:value-type="string" calcext:value-type="string">
            <text:p>PL1012 300MM X 50M (1) E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46412" calcext:value-type="float">
            <text:p>4100046412</text:p>
          </table:table-cell>
          <table:table-cell office:value-type="string" calcext:value-type="string">
            <text:p>Y.M DCBI477 PRF 735438749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02017" calcext:value-type="float">
            <text:p>7000002017</text:p>
          </table:table-cell>
          <table:table-cell office:value-type="string" calcext:value-type="string">
            <text:p>4298UV A/P 1 GAL CAN 4/CS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02130" calcext:value-type="float">
            <text:p>7000002130</text:p>
          </table:table-cell>
          <table:table-cell office:value-type="string" calcext:value-type="string">
            <text:p>SJ3526N BLACK HOOK 1 IN X 50 YD 3/CV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02133" calcext:value-type="float">
            <text:p>7000002133</text:p>
          </table:table-cell>
          <table:table-cell office:value-type="string" calcext:value-type="string">
            <text:p>SJ3527N BLACK LOOP 1 IN X 50 YD 3/CV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08360" calcext:value-type="float">
            <text:p>7000008360</text:p>
          </table:table-cell>
          <table:table-cell office:value-type="string" calcext:value-type="string">
            <text:p>RT8010 AFT 30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33059" calcext:value-type="float">
            <text:p>7000033059</text:p>
          </table:table-cell>
          <table:table-cell office:value-type="string" calcext:value-type="string">
            <text:p>5300 TAB 6MM X 20MM 43504L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35195" calcext:value-type="float">
            <text:p>7000035195</text:p>
          </table:table-cell>
          <table:table-cell office:value-type="string" calcext:value-type="string">
            <text:p>RT8020 300MM X 33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35209" calcext:value-type="float">
            <text:p>7000035209</text:p>
          </table:table-cell>
          <table:table-cell office:value-type="string" calcext:value-type="string">
            <text:p>FT5406 300mmX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7000058613" calcext:value-type="float">
            <text:p>7000058613</text:p>
          </table:table-cell>
          <table:table-cell table:style-name="ce2" office:value-type="string" calcext:value-type="string">
            <text:p>11 TAPE 23.75" X 72YD FG LOG RL 3" PAPER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69001" calcext:value-type="float">
            <text:p>7000069001</text:p>
          </table:table-cell>
          <table:table-cell office:value-type="string" calcext:value-type="string">
            <text:p>DCBI477 PRF 1220MM X 25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0397" calcext:value-type="float">
            <text:p>7000070397</text:p>
          </table:table-cell>
          <table:table-cell office:value-type="string" calcext:value-type="string">
            <text:p>LT1006 AFT 120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1902" calcext:value-type="float">
            <text:p>7000071902</text:p>
          </table:table-cell>
          <table:table-cell office:value-type="string" calcext:value-type="string">
            <text:p>4225F AFT 590MM x 27,5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2675" calcext:value-type="float">
            <text:p>7000072675</text:p>
          </table:table-cell>
          <table:table-cell office:value-type="string" calcext:value-type="string">
            <text:p>5363F AFT 123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2704" calcext:value-type="float">
            <text:p>7000072704</text:p>
          </table:table-cell>
          <table:table-cell office:value-type="string" calcext:value-type="string">
            <text:p>5390F AFT 590MM x 33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7000072757" calcext:value-type="float">
            <text:p>7000072757</text:p>
          </table:table-cell>
          <table:table-cell table:style-name="ce3" office:value-type="string" calcext:value-type="string">
            <text:p>5428 F AFT 600MMX66M - PROJE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2947" calcext:value-type="float">
            <text:p>7000072947</text:p>
          </table:table-cell>
          <table:table-cell office:value-type="string" calcext:value-type="string">
            <text:p>GT06006P AFT 609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2993" calcext:value-type="float">
            <text:p>7000072993</text:p>
          </table:table-cell>
          <table:table-cell office:value-type="string" calcext:value-type="string">
            <text:p>GT6008F AFT 122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3068" calcext:value-type="float">
            <text:p>7000073068</text:p>
          </table:table-cell>
          <table:table-cell office:value-type="string" calcext:value-type="string">
            <text:p>GT6012F AFT 121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3115" calcext:value-type="float">
            <text:p>7000073115</text:p>
          </table:table-cell>
          <table:table-cell office:value-type="string" calcext:value-type="string">
            <text:p>GTE6208F AFT 59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3147" calcext:value-type="float">
            <text:p>7000073147</text:p>
          </table:table-cell>
          <table:table-cell office:value-type="string" calcext:value-type="string">
            <text:p>GTE6212F AFT 59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3269" calcext:value-type="float">
            <text:p>7000073269</text:p>
          </table:table-cell>
          <table:table-cell office:value-type="string" calcext:value-type="string">
            <text:p>RT8004F AFT 605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3276" calcext:value-type="float">
            <text:p>7000073276</text:p>
          </table:table-cell>
          <table:table-cell office:value-type="string" calcext:value-type="string">
            <text:p>RT8008 AFT 60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3281" calcext:value-type="float">
            <text:p>7000073281</text:p>
          </table:table-cell>
          <table:table-cell office:value-type="string" calcext:value-type="string">
            <text:p>RT8012F AFT 590MM x 6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73287" calcext:value-type="float">
            <text:p>7000073287</text:p>
          </table:table-cell>
          <table:table-cell office:value-type="string" calcext:value-type="string">
            <text:p>RT8016F AFT 590MM X 33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100838" calcext:value-type="float">
            <text:p>7000100838</text:p>
          </table:table-cell>
          <table:table-cell office:value-type="string" calcext:value-type="string">
            <text:p>EXP. #90080 1200MM X 700MT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0724176" calcext:value-type="float">
            <text:p>7010724176</text:p>
          </table:table-cell>
          <table:table-cell office:value-type="string" calcext:value-type="string">
            <text:p>FT5404 300MM x 66M XXH2200D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0724699" calcext:value-type="float">
            <text:p>7010724699</text:p>
          </table:table-cell>
          <table:table-cell office:value-type="string" calcext:value-type="string">
            <text:p>FT5416 300MM X 33M XXH2200D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00474" calcext:value-type="float">
            <text:p>7100000474</text:p>
          </table:table-cell>
          <table:table-cell office:value-type="string" calcext:value-type="string">
            <text:p>SJ3780/5408EXP 101.6MMX50M (1)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8959" calcext:value-type="float">
            <text:p>7100018959</text:p>
          </table:table-cell>
          <table:table-cell office:value-type="string" calcext:value-type="string">
            <text:p>SM200L ACST 1,52M X 123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8985" calcext:value-type="float">
            <text:p>7100018985</text:p>
          </table:table-cell>
          <table:table-cell office:value-type="string" calcext:value-type="string">
            <text:p>AU4020-6 ACST 1,52M X 91M 24474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9096" calcext:value-type="float">
            <text:p>7100019096</text:p>
          </table:table-cell>
          <table:table-cell office:value-type="string" calcext:value-type="string">
            <text:p>AU2020-6 ACST 1,52M X 205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9138" calcext:value-type="float">
            <text:p>7100019138</text:p>
          </table:table-cell>
          <table:table-cell office:value-type="string" calcext:value-type="string">
            <text:p>AU3020-6 ACST 1,52M X 137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9859" calcext:value-type="float">
            <text:p>7100019859</text:p>
          </table:table-cell>
          <table:table-cell office:value-type="string" calcext:value-type="string">
            <text:p>TC3403 ACST 1,52 X 91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9870" calcext:value-type="float">
            <text:p>7100019870</text:p>
          </table:table-cell>
          <table:table-cell office:value-type="string" calcext:value-type="string">
            <text:p>TC2303 ACST 1,52 X 146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9871" calcext:value-type="float">
            <text:p>7100019871</text:p>
          </table:table-cell>
          <table:table-cell office:value-type="string" calcext:value-type="string">
            <text:p>TC1803 ACST 1,52 X 164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9874" calcext:value-type="float">
            <text:p>7100019874</text:p>
          </table:table-cell>
          <table:table-cell office:value-type="string" calcext:value-type="string">
            <text:p>TC 1503 ACST 1.52M X 205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19874" calcext:value-type="float">
            <text:p>7100019874</text:p>
          </table:table-cell>
          <table:table-cell office:value-type="string" calcext:value-type="string">
            <text:p>TC 1503 ACST 1.52M X 205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21939" calcext:value-type="float">
            <text:p>7100021939</text:p>
          </table:table-cell>
          <table:table-cell office:value-type="string" calcext:value-type="string">
            <text:p>TAI2099S ACST 1,52M X 320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25433" calcext:value-type="float">
            <text:p>7100025433</text:p>
          </table:table-cell>
          <table:table-cell office:value-type="string" calcext:value-type="string">
            <text:p>GT5912TY AFT 300MM X 50M 1/CV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37926" calcext:value-type="float">
            <text:p>7100037926</text:p>
          </table:table-cell>
          <table:table-cell office:value-type="string" calcext:value-type="string">
            <text:p>EX4015F A + 1220MMX50M 23333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38155" calcext:value-type="float">
            <text:p>7100038155</text:p>
          </table:table-cell>
          <table:table-cell office:value-type="string" calcext:value-type="string">
            <text:p>TC2303 ACST GK21-V52044-AFD 26016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39714" calcext:value-type="float">
            <text:p>7100039714</text:p>
          </table:table-cell>
          <table:table-cell office:value-type="string" calcext:value-type="string">
            <text:p>CT6348 1030mm X 1000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54935" calcext:value-type="float">
            <text:p>7100054935</text:p>
          </table:table-cell>
          <table:table-cell office:value-type="string" calcext:value-type="string">
            <text:p>PT1100T A+ 600MM X 66M 27382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75256" calcext:value-type="float">
            <text:p>7100075256</text:p>
          </table:table-cell>
          <table:table-cell office:value-type="string" calcext:value-type="string">
            <text:p>PT1500 A+ 600MM X 66M 27430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089499" calcext:value-type="float">
            <text:p>7100089499</text:p>
          </table:table-cell>
          <table:table-cell office:value-type="string" calcext:value-type="string">
            <text:p>93015LE 1372mm x 55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06114" calcext:value-type="float">
            <text:p>7100106114</text:p>
          </table:table-cell>
          <table:table-cell office:value-type="string" calcext:value-type="string">
            <text:p>DL400H/468MP 25MM X 45.7M 31902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06583" calcext:value-type="float">
            <text:p>7100106583</text:p>
          </table:table-cell>
          <table:table-cell office:value-type="string" calcext:value-type="string">
            <text:p>DL250H/5745 <text:s/>25MM X 30M 31903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08747" calcext:value-type="float">
            <text:p>7100108747</text:p>
          </table:table-cell>
          <table:table-cell office:value-type="string" calcext:value-type="string">
            <text:p>SJ3550 Dual Lock bk 25mmx45,7m 2/CTN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17354" calcext:value-type="float">
            <text:p>7100117354</text:p>
          </table:table-cell>
          <table:table-cell office:value-type="string" calcext:value-type="string">
            <text:p>DL250H/PX5011 25MM X 45.7M 32531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17356" calcext:value-type="float">
            <text:p>7100117356</text:p>
          </table:table-cell>
          <table:table-cell office:value-type="string" calcext:value-type="string">
            <text:p>DL250H/5361 25MM X 45.7M 32530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19706" calcext:value-type="float">
            <text:p>7100119706</text:p>
          </table:table-cell>
          <table:table-cell office:value-type="string" calcext:value-type="string">
            <text:p>GT5916 TY 300MM X 50M 1 E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33382" calcext:value-type="float">
            <text:p>7100133382</text:p>
          </table:table-cell>
          <table:table-cell office:value-type="string" calcext:value-type="string">
            <text:p>PT1100 A+ 600MM X 66M 33476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100146841" calcext:value-type="float">
            <text:p>7100146841</text:p>
          </table:table-cell>
          <table:table-cell table:style-name="ce6" office:value-type="string" calcext:value-type="string">
            <text:p>FT5408 300MM X 66M 1 E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49937" calcext:value-type="float">
            <text:p>7100149937</text:p>
          </table:table-cell>
          <table:table-cell office:value-type="string" calcext:value-type="string">
            <text:p>PX5005F AFT 1230MMX66M 35115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53317" calcext:value-type="float">
            <text:p>7100153317</text:p>
          </table:table-cell>
          <table:table-cell office:value-type="string" calcext:value-type="string">
            <text:p>9480 Tape BK 1250mmx760m 2/PA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53917" calcext:value-type="float">
            <text:p>7100153917</text:p>
          </table:table-cell>
          <table:table-cell office:value-type="string" calcext:value-type="string">
            <text:p>PX5008F AFT 1230MM X 66M 35116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53923" calcext:value-type="float">
            <text:p>7100153923</text:p>
          </table:table-cell>
          <table:table-cell office:value-type="string" calcext:value-type="string">
            <text:p>PX5011F AFT 1230MM X 66M 35118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53931" calcext:value-type="float">
            <text:p>7100153931</text:p>
          </table:table-cell>
          <table:table-cell office:value-type="string" calcext:value-type="string">
            <text:p>PX5011F AFT 615MM X 66M 35096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69435" calcext:value-type="float">
            <text:p>7100169435</text:p>
          </table:table-cell>
          <table:table-cell office:value-type="string" calcext:value-type="string">
            <text:p>FT7308 ACRYL FM TP 600MM X 45M 1/CV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73975" calcext:value-type="float">
            <text:p>7100173975</text:p>
          </table:table-cell>
          <table:table-cell office:value-type="string" calcext:value-type="string">
            <text:p>FT7312 600MM x 33M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198928" calcext:value-type="float">
            <text:p>7100198928</text:p>
          </table:table-cell>
          <table:table-cell office:value-type="string" calcext:value-type="string">
            <text:p>400H/5428 DL 20MM X 45.7M 37161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11537" calcext:value-type="float">
            <text:p>7100211537</text:p>
          </table:table-cell>
          <table:table-cell office:value-type="string" calcext:value-type="string">
            <text:p>EX4011 A+ 610MM X 66M 39376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16482" calcext:value-type="float">
            <text:p>7100216482</text:p>
          </table:table-cell>
          <table:table-cell office:value-type="string" calcext:value-type="string">
            <text:p>GT5920(TY) 300MM X 40M XXH2200D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58186" calcext:value-type="float">
            <text:p>7100258186</text:p>
          </table:table-cell>
          <table:table-cell office:value-type="string" calcext:value-type="string">
            <text:p>TF1500 ACST 1.52M X 180M 42203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60891" calcext:value-type="float">
            <text:p>7100260891</text:p>
          </table:table-cell>
          <table:table-cell office:value-type="string" calcext:value-type="string">
            <text:p>FT5412 300MM x 33M XXH2200E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63830" calcext:value-type="float">
            <text:p>7100263830</text:p>
          </table:table-cell>
          <table:table-cell office:value-type="string" calcext:value-type="string">
            <text:p>TC3403 ACST 1,52 X 102M 42711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64019" calcext:value-type="float">
            <text:p>7100264019</text:p>
          </table:table-cell>
          <table:table-cell office:value-type="string" calcext:value-type="string">
            <text:p>TC1803 ACST 1,52 X 212M 42710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64423" calcext:value-type="float">
            <text:p>7100264423</text:p>
          </table:table-cell>
          <table:table-cell office:value-type="string" calcext:value-type="string">
            <text:p>TC1503 ACST 1,52M X 266M 42703 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0264629" calcext:value-type="float">
            <text:p>7100264629</text:p>
          </table:table-cell>
          <table:table-cell office:value-type="string" calcext:value-type="string">
            <text:p>TC2303 ACST 1.52M X 193M 42708</text:p>
          </table:table-cell>
          <table:table-cell office:value-type="string" calcext:value-type="string">
            <text:p>m2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TL</number:text>
    </number:number-style>
    <number:number-style style:name="N111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TL</number:text>
    </number:number-style>
    <number:number-style style:name="N11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    </number:text>
    </number:number-style>
    <number:number-style style:name="N122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5P2" style:volatile="true">
      <loext:text> </loext:text>
      <loext:fill-character> </loext:fill-character>
      <number:text>- TL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6:54:09.855219585</meta:creation-date>
    <dc:date>2022-03-16T16:59:57.529328995</dc:date>
    <meta:editing-duration>PT5M48S</meta:editing-duration>
    <meta:editing-cycles>1</meta:editing-cycles>
    <meta:document-statistic meta:table-count="1" meta:cell-count="292" meta:object-count="0"/>
    <meta:generator>LibreOffice/6.4.7.2$Linux_X86_64 LibreOffice_project/40$Build-2</meta:generator>
  </office:meta>
</office:document-meta>
</file>